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 manifest:full-path="Pictures/2000023600002305000012CD3628FC8C.wmf"/>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outline1">
      <style:graphic-properties draw:fill-color="#ffffff" fo:min-height="8.659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align="center" fo:text-indent="0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911cm" svg:height="3.506cm" svg:x="2.058cm" svg:y="0.325cm" presentation:class="title">
          <draw:text-box>
            <text:p text:style-name="P1">Þróun hugbúnaðar</text:p>
          </draw:text-box>
        </draw:frame>
        <draw:frame presentation:style-name="pr2" draw:text-style-name="P2" draw:layer="layout" svg:width="23.548cm" svg:height="13.231cm" svg:x="2.286cm" svg:y="4.549cm" presentation:class="subtitle" presentation:user-transformed="true">
          <draw:text-box draw:corner-radius="10.956cm">
            <text:p text:style-name="P2">Money Thinker</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Sparnaðarreiknivél</text:p>
          </draw:text-box>
        </draw:frame>
        <draw:frame presentation:style-name="pr5" draw:text-style-name="P4" draw:layer="layout" svg:width="23.548cm" svg:height="13.231cm" svg:x="2.87cm" svg:y="6.331cm" presentation:class="outline" presentation:user-transformed="true">
          <draw:text-box draw:corner-radius="0.024cm">
            <text:list text:style-name="L3">
              <text:list-item>
                <text:p text:style-name="P3">Stofna nýjan reikning</text:p>
              </text:list-item>
              <text:list-item>
                <text:p text:style-name="P3">Mánaðarleg ráðstöfun</text:p>
              </text:list-item>
              <text:list-item>
                <text:p text:style-name="P3">Myndræn framsetning á vexti reiknings</text:p>
              </text:list-item>
              <text:list-item>
                <text:p text:style-name="P3">Samanburður sparnaðar</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draw:frame presentation:style-name="pr6" draw:text-style-name="P1" draw:layer="layout" svg:width="23.911cm" svg:height="3.506cm" svg:x="2.058cm" svg:y="0.325cm" presentation:class="title">
          <draw:text-box draw:corner-radius="0.032cm">
            <text:p text:style-name="P1">Lánareiknivél</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Tekur inn lán notanda</text:p>
              </text:list-item>
              <text:list-item>
                <text:p>Verðtryggt/óverðtryggt</text:p>
              </text:list-item>
              <text:list-item>
                <text:p>Jafnar afborganir eða jafnar greiðslur</text:p>
              </text:list-item>
              <text:list-item>
                <text:p>Gefur ráðleggingu hvert skal leggja pening</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The Present Situation" draw:style-name="dp1" draw:master-page-name="prs-strategy" presentation:presentation-page-layout-name="AL2T1">
        <draw:frame presentation:style-name="pr7" draw:text-style-name="P1" draw:layer="layout" svg:width="23.911cm" svg:height="3.506cm" svg:x="2.058cm" svg:y="0.325cm" presentation:class="title">
          <draw:text-box draw:corner-radius="9.472cm">
            <text:p text:style-name="P1">Money Thinker</text:p>
          </draw:text-box>
        </draw:frame>
        <draw:frame presentation:style-name="pr8" draw:text-style-name="P5" draw:layer="layout" svg:width="23.548cm" svg:height="8.659cm" svg:x="1.524cm" svg:y="8.613cm" presentation:class="outline" presentation:user-transformed="true">
          <draw:text-box draw:corner-radius="9.472cm">
            <text:list text:style-name="L3">
              <text:list-header>
                <text:p text:style-name="P5"/>
                <text:p text:style-name="P5">Takk fyrir okkur!</text:p>
              </text:list-header>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Unix OpenOffice.org_project/401m5$Build-9714</meta:generator>
    <dc:title>Recommendation of a Strategy</dc:title>
    <dc:description>Introducing developments and alternatives, recommending one or more strategies</dc:description>
    <meta:creation-date>2014-02-19T16:25:23</meta:creation-date>
    <dc:language>en-US</dc:language>
    <meta:editing-cycles>2</meta:editing-cycles>
    <meta:editing-duration>PT9M50S</meta:editing-duration>
    <meta:initial-creator>Valur Sigurbjörn Pálmarsson</meta:initial-creator>
    <dc:date>2014-02-19T16:35:09</dc:date>
    <dc:creator>Valur Sigurbjörn Pálmarsson</dc:creator>
    <meta:document-statistic meta:object-count="25"/>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